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text-properties officeooo:rsid="001e3452" officeooo:paragraph-rsid="001e3452"/>
    </style:style>
    <style:style style:name="P4" style:family="paragraph" style:parent-style-name="Text_20_body" style:list-style-name="L2">
      <style:text-properties officeooo:rsid="0028107a" officeooo:paragraph-rsid="0028107a"/>
    </style:style>
    <style:style style:name="P5" style:family="paragraph" style:parent-style-name="Text_20_body" style:list-style-name="L2">
      <style:text-properties officeooo:rsid="0028906e" officeooo:paragraph-rsid="0028906e"/>
    </style:style>
    <style:style style:name="T1" style:family="text">
      <style:text-properties officeooo:rsid="001c8115"/>
    </style:style>
    <style:style style:name="T2" style:family="text">
      <style:text-properties officeooo:rsid="002572b2"/>
    </style:style>
    <style:style style:name="T3" style:family="text">
      <style:text-properties officeooo:rsid="00283968"/>
    </style:style>
    <style:style style:name="T4" style:family="text">
      <style:text-properties officeooo:rsid="0031cc7e"/>
    </style:style>
    <style:style style:name="T5" style:family="text">
      <style:text-properties officeooo:rsid="00339979"/>
    </style:style>
    <style:style style:name="T6" style:family="text">
      <style:text-properties officeooo:rsid="0034875c"/>
    </style:style>
    <style:style style:name="T7" style:family="text">
      <style:text-properties officeooo:rsid="00355f6a"/>
    </style:style>
    <style:style style:name="T8" style:family="text">
      <style:text-properties officeooo:rsid="0036da28"/>
    </style:style>
    <style:style style:name="T9" style:family="text">
      <style:text-properties officeooo:rsid="00384b90"/>
    </style:style>
    <style:style style:name="T10" style:family="text">
      <style:text-properties officeooo:rsid="0039ff76"/>
    </style:style>
    <style:style style:name="T11" style:family="text">
      <style:text-properties officeooo:rsid="003aaaee"/>
    </style:style>
    <style:style style:name="T12" style:family="text">
      <style:text-properties officeooo:rsid="003b3cac"/>
    </style:style>
    <style:style style:name="T13" style:family="text">
      <style:text-properties officeooo:rsid="003c5490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atthew 14:22-36</text:h>
      <text:h text:style-name="Heading_20_2" text:outline-level="2"><text:bookmark text:name="en-GNT-26666"/><text:span text:style-name="T1">J</text:span>esus Walks on the Water <text:span text:style-name="T1">(22-33)</text:span></text:h>
      <text:list xml:id="list1226128507" text:style-name="L2">
        <text:list-item>
          <text:p text:style-name="P2">Then Jesus made the disciples get into the boat and go on ahead to the other side of the lake, while he sent the people away. <text:bookmark text:name="en-GNT-26667"/>After sending the people away, he went up a hill by himself to pray. When evening came, Jesus was there alone; <text:bookmark text:name="en-GNT-26668"/>and by this time the boat was far out in the lake, tossed about by the waves, because the wind was blowing against it.<text:bookmark text:name="en-GNT-26669"/> Between three and six o'clock in the morning Jesus came to the disciples, walking on the water. <text:bookmark text:name="en-GNT-26670"/>When they saw him walking on the water, they were terrified. “It's a ghost!” they said, and screamed with fear.<text:bookmark text:name="en-GNT-26671"/> Jesus spoke to them at once. “Courage!” he said. “It is I. Don't be afraid!”<text:bookmark text:name="en-GNT-26672"/> Then Peter spoke up. “Lord, if it is really you, order me to come out on the water to you.”<text:bookmark text:name="en-GNT-26673"/> “Come!” answered Jesus. So Peter got out of the boat and started walking on the water to Jesus. <text:bookmark text:name="en-GNT-26674"/>But when he noticed the strong wind, he was afraid and started to sink down in the water. “Save me, Lord!” he cried.<text:bookmark text:name="en-GNT-26675"/> At once Jesus reached out and grabbed hold of him and said, “What little faith you have! Why did you doubt?”<text:bookmark text:name="en-GNT-26676"/> They both got into the boat, and the wind died down. <text:bookmark text:name="en-GNT-26677"/>Then the disciples in the boat worshiped Jesus. “Truly you are the Son of God!” they exclaimed.</text:p>
        </text:list-item>
        <text:list-item>
          <text:p text:style-name="P4">Jesus walking on water is an exhibition of his authourity, he is the son of God. <text:span text:style-name="T3">Nothing is impossible with God.</text:span></text:p>
        </text:list-item>
        <text:list-item>
          <text:p text:style-name="P5">The story of Peter caught my attention. <text:span text:style-name="T4">He asked Christ to walk on water </text:span><text:span text:style-name="T5">and </text:span><text:span text:style-name="T4">when he was now walking on water he started doubting because of the strong wind, </text:span><text:span text:style-name="T5">this </text:span><text:span text:style-name="T10">resulted in him </text:span><text:span text:style-name="T5">sinking. </text:span><text:span text:style-name="T6">Do we </text:span><text:span text:style-name="T11">also</text:span><text:span text:style-name="T6"> act </text:span><text:span text:style-name="T11">as</text:span><text:span text:style-name="T6"> Peter did? We ask God in faith and when we face trials and tribulations we lose the faith and </text:span><text:span text:style-name="T7">start sinking. </text:span><text:span text:style-name="T8">Faith and doubt don’t go hand in hand. If we doubt we lose out on the reward of faith. Let’s </text:span><text:span text:style-name="T12">cling tight</text:span><text:span text:style-name="T8"> to the faith come rain come thunder. </text:span><text:span text:style-name="T9">Our faith should not wither in face of hardships, we should persevere and overcome in faith.</text:span></text:p>
        </text:list-item>
      </text:list>
      <text:h text:style-name="Heading_20_2" text:outline-level="2"><text:bookmark text:name="en-GNT-26678"/>Jesus Heals the Sick in Gennesaret <text:span text:style-name="T1">(34-36)</text:span></text:h>
      <text:list xml:id="list3001490677" text:style-name="L1">
        <text:list-item>
          <text:p text:style-name="P1">They crossed the lake and came to land at Gennesaret, <text:bookmark text:name="en-GNT-26679"/>where the people recognized Jesus. So they sent for the sick people in all the surrounding country and brought them to Jesus. <text:bookmark text:name="en-GNT-26680"/>They begged him to let the sick at least touch the edge of his cloak; and all who touched it were made well.</text:p>
        </text:list-item>
        <text:list-item>
          <text:p text:style-name="P3">The Lord is for yesterday, today and forever. <text:span text:style-name="T2">How he healed when he was here on earth, he still can heal whilst he’s not here. All we need to do is to </text:span><text:span text:style-name="T13">ask in faith without doubting</text:span><text:span text:style-name="T2">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W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W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6T06:11:53.436815631</meta:creation-date>
    <dc:date>2021-12-16T07:29:24.791157899</dc:date>
    <meta:editing-duration>PT1H17M23S</meta:editing-duration>
    <meta:editing-cycles>16</meta:editing-cycles>
    <meta:generator>LibreOffice/6.4.7.2$Linux_X86_64 LibreOffice_project/40$Build-2</meta:generator>
    <meta:document-statistic meta:table-count="0" meta:image-count="0" meta:object-count="0" meta:page-count="1" meta:paragraph-count="8" meta:word-count="472" meta:character-count="2428" meta:non-whitespace-character-count="1969"/>
  </office:meta>
</office:document-meta>
</file>